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ext_20_body" style:list-style-name="L4">
      <style:text-properties fo:font-size="10pt" style:font-size-asian="10pt" style:font-size-complex="10pt"/>
    </style:style>
    <style:style style:name="P7" style:family="paragraph" style:parent-style-name="Text_20_body" style:list-style-name="L11">
      <style:paragraph-properties fo:text-align="start" style:justify-single-word="false"/>
    </style:style>
    <style:style style:name="P8" style:family="paragraph" style:parent-style-name="Text_20_body" style:list-style-name="L13">
      <style:paragraph-properties fo:text-align="start" style:justify-single-word="false"/>
    </style:style>
    <style:style style:name="P9" style:family="paragraph" style:parent-style-name="Text_20_body" style:list-style-name="L16">
      <style:paragraph-properties fo:text-align="start" style:justify-single-word="false"/>
    </style:style>
    <style:style style:name="P10" style:family="paragraph" style:parent-style-name="Text_20_body" style:list-style-name="L18"/>
    <style:style style:name="P11" style:family="paragraph" style:parent-style-name="Text_20_body" style:list-style-name="L19"/>
    <style:style style:name="P12" style:family="paragraph" style:parent-style-name="Text_20_body" style:list-style-name="L20"/>
    <style:style style:name="P13" style:family="paragraph" style:parent-style-name="Text_20_body" style:list-style-name="L23"/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 style:list-style-name="L27"/>
    <style:style style:name="P16" style:family="paragraph" style:parent-style-name="Text_20_body" style:list-style-name="L31"/>
    <style:style style:name="P17" style:family="paragraph" style:parent-style-name="Text_20_body">
      <style:paragraph-properties fo:break-before="page"/>
    </style:style>
    <style:style style:name="P18" style:family="paragraph" style:parent-style-name="Heading_20_3" style:list-style-name=""/>
    <style:style style:name="P19" style:family="paragraph" style:parent-style-name="naslov_5f_podnaslov" style:list-style-name="">
      <style:text-properties fo:font-size="10pt" style:font-size-asian="10pt" style:font-size-complex="10pt"/>
    </style:style>
    <style:style style:name="P20" style:family="paragraph" style:parent-style-name="Heading_20_2" style:list-style-name=""/>
    <style:style style:name="P21" style:family="paragraph" style:parent-style-name="Heading_20_2">
      <style:paragraph-properties fo:break-before="page"/>
    </style:style>
    <style:style style:name="P22" style:family="paragraph" style:parent-style-name="source_5f_code">
      <style:paragraph-properties fo:margin-left="1.251cm" fo:margin-right="0cm" fo:text-indent="0cm" style:auto-text-indent="false"/>
    </style:style>
    <style:style style:name="P23" style:family="paragraph" style:parent-style-name="source_5f_code">
      <style:paragraph-properties fo:margin-left="2.501cm" fo:margin-right="0cm" fo:text-indent="0cm" style:auto-text-indent="false"/>
    </style:style>
    <style:style style:name="P24" style:family="paragraph" style:parent-style-name="source_5f_code">
      <style:paragraph-properties fo:margin-left="2.501cm" fo:margin-right="0cm" fo:text-align="start" style:justify-single-word="false" fo:text-indent="0cm" style:auto-text-indent="false"/>
    </style:style>
    <style:style style:name="P25" style:family="paragraph" style:parent-style-name="Footnote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2.06.2010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AKS – Arhitektura kompjuterskih sistema</text:h>
      <text:p text:style-name="P2"/>
      <text:h text:style-name="naslov_5f_podnaslov" text:outline-level="1">Seminarski rad: VHDL</text:h>
      <text:h text:style-name="P19" text:outline-level="1">(i ne samo o tome ...)</text:h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/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/>
      <text:h text:style-name="P21" text:outline-level="2">1. Uvod</text:h>
      <text:h text:style-name="Heading_20_3" text:outline-level="3">1.1 Razlozi za pisanje seminarskog rada</text:h>
      <text:p text:style-name="Text_20_body"/>
      <text:p text:style-name="Text_20_body">Student je položio u toku ranijeg studija ETF-u Sarajevo imao niz predmeta koji pokrivaju tematiku ovog predmeta.</text:p>
      <text:p text:style-name="Text_20_body">Zbog razlike u nastavnim planovima, student treba obraditi temu VHDL-a.</text:p>
      <text:h text:style-name="Heading_20_3" text:outline-level="3">1.2 <text:s/>Hardware, nekada davno ...</text:h>
      <text:p text:style-name="Text_20_body">25 godina<text:note text:id="ftn4" text:note-class="footnote"><text:note-citation>1</text:note-citation><text:note-body><text:p text:style-name="Text_20_body"><text:s text:c="2"/><text:a xlink:type="simple" xlink:href="http://github.com/hernad/blog/blob/master/articles/25-godina-hardware-software-20100606.markdown">http://github.com/hernad/blog/blob/master/articles/25-godina-hardware-software-20100606.markdown</text:a></text:p></text:note-body></text:note> se bavim informatikom. </text:p>
      <text:p text:style-name="Text_20_body">Moj prvi računar je bio “kućni” računar <text:s/>ZX Spectrum 48<text:note text:id="ftn3" text:note-class="footnote"><text:note-citation>2</text:note-citation><text:note-body><text:p text:style-name="P25"><text:s text:c="2"/><text:a xlink:type="simple" xlink:href="http://en.wikipedia.org/wiki/ZX_Spectrum">http://en.wikipedia.org/wiki/ZX_Spectrum</text:a></text:p></text:note-body></text:note>, baziran na 8-bitnim procesorima Zilog Z80<text:note text:id="ftn1" text:note-class="footnote"><text:note-citation>3</text:note-citation><text:note-body><text:p text:style-name="P25"><text:s text:c="3"/><text:a xlink:type="simple" xlink:href="http://en.wikipedia.org/wiki/Z80">http://en.wikipedia.org/wiki/Z80</text:a></text:p></text:note-body></text:note>. Kasnije ću kod prijatelja sretati Commodore 64<text:note text:id="ftn2" text:note-class="footnote"><text:note-citation>4</text:note-citation><text:note-body><text:p text:style-name="Text_20_body"><text:s text:c="2"/><text:a xlink:type="simple" xlink:href="http://en.wikipedia.org/wiki/Commodore_64">http://en.wikipedia.org/wiki/Commodore_64</text:a></text:p></text:note-body></text:note>, baziran na MOS 6510<text:note text:id="ftn0" text:note-class="footnote"><text:note-citation>5</text:note-citation><text:note-body><text:p text:style-name="Text_20_body"><text:s text:c="3"/><text:a xlink:type="simple" xlink:href="http://en.wikipedia.org/wiki/MOS_Technology_6510">http://en.wikipedia.org/wiki/MOS_Technology_6510</text:a></text:p></text:note-body></text:note>. </text:p>
      <text:p text:style-name="Text_20_body">To je bila revolucija. Možeš imati računar u svojoj kući i programirati. Za razliku “običnih” elektronskih kola, kod računara si mogao, i nakon što su svi djelovi ploči zalemljeni, praviti nove funkcije. Mogao si <text:span text:style-name="T1">programirati</text:span>. Oooou. Granice moje mašte su se preko noći promjenile ....</text:p>
      <text:h text:style-name="Heading_20_3" text:outline-level="3">1.3 A onda i ne tako davno ...</text:h>
      <text:p text:style-name="Text_20_body">Kasnije ću tu “magiju” programiranja oprobati na PC računarima, Palm handheld-ovima <text:s/>... <text:s/>Svaki je neku novu genijalnu stvar ... i nanovo izazivao ushićenje: “ <text:span text:style-name="T1">... Šta bi sa ovim mogao uraditi</text:span> ... “</text:p>
      <text:h text:style-name="Heading_20_3" text:outline-level="3">1.4 Otvoreni software</text:h>
      <text:p text:style-name="Text_20_body">Sljedeća stvar velika nova stvar u IT industriji (za mene) nije bio hardware. Bio je to koncept otvorenog software-a (FSS<text:note text:id="ftn6" text:note-class="footnote"><text:note-citation>6</text:note-citation><text:note-body><text:p text:style-name="Footnote"><text:a xlink:type="simple" xlink:href="http://en.wikipedia.org/wiki/Free_software">http://en.wikipedia.org/wiki/Free_software</text:a></text:p></text:note-body></text:note> &amp; OSS<text:note text:id="ftn5" text:note-class="footnote"><text:note-citation>7</text:note-citation><text:note-body><text:p text:style-name="Footnote"><text:a xlink:type="simple" xlink:href="http://en.wikipedia.org/wiki/Open-source_software">http://en.wikipedia.org/wiki/Open-source_software</text:a></text:p><text:p text:style-name="P25"/></text:note-body></text:note>). Nadalje ću koristiti termin otvoreni software. Otvoreni software ponovo je pomjerio limite razvoja IT industrije. </text:p>
      <text:p text:style-name="Text_20_body">Otvoreni software je obezbjedio sljedeće:</text:p>
      <text:list xml:id="list1717339688" text:style-name="L18">
        <text:list-item>
          <text:p text:style-name="P10">postao je ozbiljan (i prijeko potreban) konkurent zatvorenom software-u<text:note text:id="ftn7" text:note-class="footnote"><text:note-citation>8</text:note-citation><text:note-body><text:p text:style-name="Text_20_body"><text:s text:c="2"/><text:a xlink:type="simple" xlink:href="http://en.wikipedia.org/wiki/Proprietary_software">http://en.wikipedia.org/wiki/Proprietary_software</text:a></text:p><text:p text:style-name="Text_20_body"/></text:note-body></text:note></text:p>
        </text:list-item>
        <text:list-item>
          <text:p text:style-name="P10">Otvorio mogućnosti da i male firme, ili čak pojedinci, učestvuju u razvoju velikih softverskih projekata koje u zatvorenom modelu razvoja software-a jednostavno nije bio moguć.<text:line-break/>Internet je postao medij za komunikaciju armije developera ozbiljnih projekata baziranih na otvorenom software-u. </text:p>
        </text:list-item>
      </text:list>
      <text:p text:style-name="Text_20_body"/>
      <text:p text:style-name="Text_20_body">Sinonim za eru otvorenog software-a je svakako Linux kernel projekat. <text:s/>Šta razlikuje linux kernel od <text:s/>zatvorenih sistema ?</text:p>
      <text:p text:style-name="Text_20_body">U poslovnom smislu, taj resurs koriste na hiljade različitih kompanija koje su takođe konkurencija. Takvo što u svijetu zatvorenog software-a nikada nije postignuto. Sinergija znanja.</text:p>
      <text:p text:style-name="Text_20_body">Da je, hipotetčki, linux kernel razvijala firma to bi bio projekat težak bilione dolara.</text:p>
      <text:p text:style-name="Text_20_body"><text:soft-page-break/>I ono što je još bitnije za investitore u takav projekat, diskutabilno je kakvu bi tu konkurentsku prednost takav projekat mogao napraviti u odnosu na tržišne lidere.</text:p>
      <text:h text:style-name="Heading_20_3" text:outline-level="3">1.5 A hardware ?</text:h>
      <text:p text:style-name="Text_20_body">Pretpostavljam da je strpljenje čitaoca već pri kraju :) Šta ovaj čovjek priča ?! Kakve veze ima otvoreni software sa VHDL-om ?</text:p>
      <text:p text:style-name="Text_20_body">E pa ima.</text:p>
      <text:p text:style-name="Text_20_body">Postojeći hardware ima sljedeće atribute koji su potpuno analogni <text:span text:style-name="T1">zatvorenom</text:span> software-u:</text:p>
      <text:list xml:id="list801908208" text:style-name="L23">
        <text:list-item>
          <text:p text:style-name="P13">radi se o proizvodima <text:s/>visoke tehnologije (“high level knowledge”)</text:p>
        </text:list-item>
        <text:list-item>
          <text:p text:style-name="P13">Da bi ušao u tržište razvoja hardware-a moraš imati budžet koji je veći od 10 budžeta BiH</text:p>
        </text:list-item>
      </text:list>
      <text:p text:style-name="Text_20_body"/>
      <text:p text:style-name="Text_20_body">Prva tačka je ista bez obzira da li je softverski projekat otvoren ili zatvoren. </text:p>
      <text:p text:style-name="Text_20_body">Druga tačka je međutim za nas kao druđtvo interesantna. Ona kazuje da se u našoj zemlji ne može razvijati hardware.</text:p>
      <text:p text:style-name="Text_20_body">Ako neko hoće da se time bavi, neka ide u inostranstvo. Tamo se dešava visoka tehnologija. Ovdje ne, niti je to moguće.</text:p>
      <text:p text:style-name="Text_20_body">Odakle nam pare za to ?!</text:p>
      <text:h text:style-name="Heading_20_3" text:outline-level="3">1.5 Razvoj hardware-a u BiH !?</text:h>
      <text:p text:style-name="Text_20_body">Prije nego ću dobiti temu za seminarski, ja bih “kao iz topa” rekao: “To se ovdje ne može raditi !”<text:note text:id="ftn8" text:note-class="footnote"><text:note-citation>9</text:note-citation><text:note-body><text:p text:style-name="Text_20_body"><text:s/>Za razliku od mog mišljenja po pitanju za razvoj software-a.</text:p></text:note-body></text:note></text:p>
      <text:p text:style-name="Text_20_body">Odmah bi se prisjetio svog kolege Admira koji se zaposlio u Austriju u “Infinion”-u. On je radio u dijelu firme koja se bavi dizajnom sistema zaštite (alarmi sistemi protuprovala itd). <text:s/>Prvu stvar koju je pomenuo je bilo to da je za najjednostavniji prototip uređaja potrebno desetine miliona EUR-a.</text:p>
      <text:p text:style-name="Text_20_body">I tu je odmah država kao mi eliminisana iz igre.</text:p>
      <text:h text:style-name="Heading_20_3" text:outline-level="3">1.6 Otvoreni hardware ?</text:h>
      <text:p text:style-name="Text_20_body">Međutim, kada sam se počeo pripremati za seminarski počeo sam čitati o CPLD<text:note text:id="ftn9" text:note-class="footnote"><text:note-citation>10</text:note-citation><text:note-body><text:p text:style-name="Text_20_body"><text:s/><text:a xlink:type="simple" xlink:href="http://en.wikipedia.org/wiki/Complex_programmable_logic_device">http://en.wikipedia.org/wiki/Complex_programmable_logic_device</text:a></text:p></text:note-body></text:note>, ASIC<text:note text:id="ftn10" text:note-class="footnote"><text:note-citation>11</text:note-citation><text:note-body><text:p text:style-name="Text_20_body"><text:s/><text:a xlink:type="simple" xlink:href="http://en.wikipedia.org/wiki/Application-specific_integrated_circuit">http://en.wikipedia.org/wiki/Application-specific_integrated_circuit</text:a></text:p></text:note-body></text:note>, FPGA kolima<text:note text:id="ftn11" text:note-class="footnote"><text:note-citation>12</text:note-citation><text:note-body><text:p text:style-name="Text_20_body"><text:s/><text:a xlink:type="simple" xlink:href="http://en.wikipedia.org/wiki/Field-programmable_gate_array">http://en.wikipedia.org/wiki/Field-programmable_gate_array</text:a></text:p></text:note-body></text:note>. I tu zastadoh.</text:p>
      <text:p text:style-name="Text_20_body">Ništa mi nije bilo jasno. Hardware koji je programibilan na nivou ožičavanja, strukture ? Hardware kod koga je logičko kolo gradivni element ?</text:p>
      <text:p text:style-name="Text_20_body">Hardware koje možeš modelirati da bude mikroprocesor ili sound encoder ili <text:s/>... ko zna šta ?!</text:p>
      <text:p text:style-name="P14">Oooou.</text:p>
      <text:p text:style-name="Text_20_body">Nisam očekivao da u drugoj polovini (ako ne i drugoj trećini :() svoje profensionalne karijere imam <text:s/>ovaj “oooou” efekat.</text:p>
      <text:p text:style-name="Text_20_body">Nakon otvorenog software mnoge super stvari bile su sjajne, ali ne i “ooou”. <text:s/>Touch screen, smartphone, cloud computing. Sve je to super ali sve je to ipak bazirano na već viđenim stvarima i konceptima.</text:p>
      <text:p text:style-name="Text_20_body">Završiću ovaj dugački uvod sa OpenCores<text:note text:id="ftn12" text:note-class="footnote"><text:note-citation>13</text:note-citation><text:note-body><text:p text:style-name="Text_20_body"><text:s/><text:a xlink:type="simple" xlink:href="http://en.wikipedia.org/wiki/OpenCores">http://en.wikipedia.org/wiki/OpenCores</text:a></text:p></text:note-body></text:note>, odnosno OpenRisc<text:note text:id="ftn13" text:note-class="footnote"><text:note-citation>14</text:note-citation><text:note-body><text:p text:style-name="Text_20_body"><text:s/><text:a xlink:type="simple" xlink:href="http://en.wikipedia.org/wiki/OpenRISC">http://en.wikipedia.org/wiki/OpenRISC</text:a></text:p><text:p text:style-name="Text_20_body"/></text:note-body></text:note> projektima.</text:p>
      <text:p text:style-name="Text_20_body">Ovi projekti na FPGA kolima rade kompletne IT sisteme. A svi ti projekti su opet otvoreni software.</text:p>
      <text:h text:style-name="Heading_20_3" text:outline-level="3"><text:soft-page-break/>1.6 Zašto sam napisao ovaj maratonski uvodni tekst ?</text:h>
      <text:p text:style-name="Text_20_body">Ja sam, za razliku od većine mojih kolega, u srednjoj dobi. Kao informatičar, u poodmakloj dobi :).</text:p>
      <text:p text:style-name="Text_20_body">Za mene lično će izvjesno biti sasvim dovoljno da o FPGA, VHDL-u naučim toliko da napišem ovaj seminarski rad za prolaznu ocjenu.</text:p>
      <text:p text:style-name="Text_20_body">Želio sam međutim svoje ushićenje podijeliti sa kolegama koje su 20 godina mlađe od mene i razmišljaju o čemu bi se mogli baviti.</text:p>
      <text:p text:style-name="Text_20_body">Neka pogledaju ove linkove, ako sam ja “starohan” bio ovako ushićen siguran sam da će i neko od njih dijeliti taj osjećaj.</text:p>
      <text:h text:style-name="Heading_20_3" text:outline-level="3">1.7 Hardware biznis u BiH</text:h>
      <text:p text:style-name="Text_20_body">I ono što je još bitnije, da uoče da je čak i u Bosni moguće započeti hardware biznis. Jedina granica je znanje, a ne neki ogromni kapital.</text:p>
      <text:p text:style-name="Text_20_body">Starter kitovi koji sadrže sve da se počne eksperimentisati sa ovom tehnologijom koštaju 400-500 EUR-a. To i nije neka <text:s/>suma. Kolege, kupite starter kit<text:note text:id="ftn14" text:note-class="footnote"><text:note-citation>15</text:note-citation><text:note-body><text:p text:style-name="Footnote"><text:a xlink:type="simple" xlink:href="http://opencores.org/shop,items">http://opencores.org/shop,items</text:a> ; <text:a xlink:type="simple" xlink:href="http://orsoc.se/fpgaboard">http://orsoc.se/fpgaboard</text:a>, </text:p></text:note-body></text:note> umjesto novog laptopa i “opletite” :)</text:p>
      <text:p text:style-name="Text_20_body">Što se tiče pomenutog OpenCores projekta, interesantno je da sa su i development toolchain maksimalno bazirali na otvorenom software-u.</text:p>
      <text:p text:style-name="Text_20_body">Surfajući po internetu radi upoznavanja ove teme, naišao sam na niz firmi koje su specijalizirane za dizajn FPGA uređaja sa VHDL i Verilog programskim jezicima.</text:p>
      <text:p text:style-name="Text_20_body"/>
      <text:h text:style-name="P18" text:outline-level="3"/>
      <text:h text:style-name="P21" text:outline-level="2">2. Šta je VHDL ?</text:h>
      <text:h text:style-name="Heading_20_3" text:outline-level="3">2.1 VHDL, Verilog</text:h>
      <text:p text:style-name="Text_20_body"><text:a xlink:type="simple" xlink:href="http://en.wikipedia.org/wiki/VHDL"/></text:p>
      <text:p text:style-name="Text_20_body">VHDL<text:note text:id="ftn15" text:note-class="footnote"><text:note-citation>16</text:note-citation><text:note-body><text:p text:style-name="Text_20_body"><text:s/><text:a xlink:type="simple" xlink:href="http://en.wikipedia.org/wiki/VHDL">http://en.wikipedia.org/wiki/VHDL</text:a></text:p></text:note-body></text:note> je skraćenica od <text:s/>(Very High Speed Integrated Circuit) Hardware Description Language.</text:p>
      <text:p text:style-name="Text_20_body">U istoj domeni se koristi i Verilog<text:note text:id="ftn16" text:note-class="footnote"><text:note-citation>17</text:note-citation><text:note-body><text:p text:style-name="Footnote"><text:a xlink:type="simple" xlink:href="http://en.wikipedia.org/wiki/Verilog">http://en.wikipedia.org/wiki/Verilog</text:a></text:p></text:note-body></text:note>.</text:p>
      <text:p text:style-name="Text_20_body">Za razliku od VHDL-a, Verilog je nastao kao proprietary jezik firme “Gateway”. Nakon što je “Cadence” kupila “Gateway”, Verilog je otvoren kao public domain 1990. Kasnije verzije su izlazile pod okriljem IEEE-a<text:note text:id="ftn17" text:note-class="footnote"><text:note-citation>18</text:note-citation><text:note-body><text:p text:style-name="Footnote">Skraćenica od <text:span text:style-name="Strong_20_Emphasis">Institute of Electrical and Electronics Engineers</text:span>, izgovara se kao eng. “I-triple-E”</text:p></text:note-body></text:note>, kao i VHDL.</text:p>
      <text:p text:style-name="Text_20_body">Posljednja verzije verzije jezika su VHDL 1993 (IEEE standard 1076 1993), dok je posljednja verzija Verilog 2001 (IEE standard 1364 2001).</text:p>
      <text:p text:style-name="Text_20_body">Ono što je najbitnije, danas su oba jezika otvoreni, te predstavljaju industrijski standard.</text:p>
      <text:p text:style-name="Text_20_body"/>
      <text:h text:style-name="Heading_20_3" text:outline-level="3">2.2 Usporedba VHDL-a i Verilog-a</text:h>
      <text:p text:style-name="Text_20_body">Prema analizi “VHDL &amp; Verilog Compared &amp; Contrasted”<text:note text:id="ftn18" text:note-class="footnote"><text:note-citation>19</text:note-citation><text:note-body><text:p text:style-name="Text_20_body"><text:s text:c="2"/><text:a xlink:type="simple" xlink:href="http://www.angelfire.com/in/rajesh52/verilogvhdl.html">http://www.angelfire.com/in/rajesh52/verilogvhdl.html</text:a></text:p></text:note-body></text:note> koju sam našao na internetu, oba jezika se mogu podjednako koristiti za modeliranje hardware-a.</text:p>
      <text:p text:style-name="Text_20_body">Pri tome je VHDL jezik koji ima moderniju strukturu, što je i logično jer je kasnije koncipiran.</text:p>
      <text:p text:style-name="Text_20_body"/>
      <text:p text:style-name="Text_20_body">Konstrukti <text:span text:style-name="T1">visokog nivoa apstrakcije</text:span>: VHDL ima više takvih konstrukata nego Verilog:</text:p>
      <text:list xml:id="list1296026745" text:style-name="L27">
        <text:list-item>
          <text:p text:style-name="P15">“package” izrazi koji mogućavaju korištenje istih modela na više projekata</text:p>
        </text:list-item>
        <text:list-item>
          <text:p text:style-name="P15">“configuration” izrazi koji omogućavaju posebno konfigurisanje dizajnerske strukture</text:p>
        </text:list-item>
        <text:list-item>
          <text:p text:style-name="P15">“generate” <text:s/>izrazi za ponavljanje iste strukture</text:p>
        </text:list-item>
      </text:list>
      <text:p text:style-name="Text_20_body"/>
      <text:p text:style-name="Text_20_body">S druge strane Verilog veoma zastupljen iz razloga što je duže prisutan u primjeni.</text:p>
      <text:p text:style-name="Text_20_body">Meni je bilo interesantno da mnogi open hardware projekit koriste Verilog. <text:s/>Developeri (npr. ranije pomenuti OpenCores projekat) kažu da je podrška otvorenih alata za (opensource toolchain) znatno bolja za Verilog nego li za VHDL.</text:p>
      <text:h text:style-name="Heading_20_3" text:outline-level="3">2.3. Glavni proizvođači programabilnog hardware-a (CPLD, ASIC, FPGA)</text:h>
      <text:p text:style-name="Text_20_body"><text:span text:style-name="Strong_20_Emphasis"><text:span text:style-name="T2">Firme </text:span></text:span><text:span text:style-name="Strong_20_Emphasis">Xilinx</text:span><text:span text:style-name="Strong_20_Emphasis"><text:note text:id="ftn19" text:note-class="footnote"><text:note-citation>20</text:note-citation><text:note-body><text:p text:style-name="Footnote"><text:s/><text:a xlink:type="simple" xlink:href="http://www.xilinx.com/">http://www.xilinx.com/</text:a></text:p></text:note-body></text:note></text:span> and <text:span text:style-name="Strong_20_Emphasis">Altera</text:span><text:span text:style-name="Strong_20_Emphasis"><text:note text:id="ftn20" text:note-class="footnote"><text:note-citation>21</text:note-citation><text:note-body><text:p text:style-name="Footnote"><text:s/><text:a xlink:type="simple" xlink:href="http://www.altera.com/">http://www.altera.com/</text:a></text:p></text:note-body></text:note></text:span><text:span text:style-name="Strong_20_Emphasis"> </text:span><text:span text:style-name="Strong_20_Emphasis"><text:span text:style-name="T2">drže većinu svjetskog tržišnog udjela (&gt; 80%) u oblasti proizvodnje ovog hardware-a.</text:span></text:span></text:p>
      <text:p text:style-name="Text_20_body"><text:span text:style-name="Strong_20_Emphasis"><text:span text:style-name="T2">Svaki od proizvođača ima svoj set softverskih alata za dizajn sopstveih hardverskih platformi: </text:span></text:span></text:p>
      <text:list xml:id="list871638156" text:style-name="L31">
        <text:list-item>
          <text:p text:style-name="P16">Altera: Quartus® II Software</text:p>
        </text:list-item>
        <text:list-item>
          <text:p text:style-name="P16">Xilinix: ISE Webpack<text:note text:id="ftn21" text:note-class="footnote"><text:note-citation>22</text:note-citation><text:note-body><text:p text:style-name="Footnote"><text:s/>http://www.xilinx.com/tools/webpack.htm</text:p></text:note-body></text:note> (sadrži ModelSim Xilinx Edition-III)</text:p>
        </text:list-item>
      </text:list>
      <text:p text:style-name="Text_20_body"><text:span text:style-name="Strong_20_Emphasis"><text:span text:style-name="T2">Oba proizvođača ravnopravno podržavaju programiranje Verilog i VHDL-u.</text:span></text:span></text:p>
      <text:p text:style-name="Text_20_body"><text:span text:style-name="Strong_20_Emphasis"><text:span text:style-name="T2"/></text:span></text:p>
      <text:h text:style-name="Heading_20_3" text:outline-level="3"><text:bookmark text:name="IP-cores"/><text:soft-page-break/>2.4 IP cores</text:h>
      <text:p text:style-name="Text_20_body">Prije nego se bacimo na konkretne konstrkte programskog jezika, bitno je objasniti još jedan termin, <text:s/>a to je “IP core”.</text:p>
      <text:p text:style-name="Text_20_body">IP core (intellectual property core) je reusable (iskoristiv na više mjesta) logički blok, ćelija ili chip layout (organizacija čip-a) koji je vlasništvo jedne strane.</text:p>
      <text:p text:style-name="Text_20_body">Ti IP core-ovi mogu biti licencirani na različite načine. Proizvođači programabilnog hardware-a često te core-ove daju kao dodatke na ponudu svog hardware-a.</text:p>
      <text:p text:style-name="Text_20_body">Međutim, postoji i niz neovisnih proizvođača ovih core-ova, kao i niz IP core-ova čija je licenca otvoreni/slobodni software.</text:p>
      <text:p text:style-name="Text_20_body">U principu IP core je za dizajn čipa ono što je u standardnom programiranju softverska biblioteka ili software framework.</text:p>
      <text:p text:style-name="Text_20_body">Postoje soft IP cores i hard IP cores. Soft IP cores su isporučeni u jezicima za opisa hardware-a Verilog ili VHDL.</text:p>
      <text:p text:style-name="Text_20_body">Hard IP cores su obično low level apstrakcija – nivo layout-a chip-ova. </text:p>
      <text:p text:style-name="Text_20_body">Analogijom se može reći da su soft IP cores artifakti pisani u high level jezicima, a hardcores u asembler nivo jezicima za opis hardware-a.</text:p>
      <text:p text:style-name="Text_20_body"/>
      <text:p text:style-name="P17"/>
      <text:p text:style-name="Text_20_body"/>
      <text:p text:style-name="Text_20_body"/>
      <text:p text:style-name="Text_20_body"/>
      <text:p text:style-name="Text_20_body"/>
      <text:p text:style-name="Text_20_body">GHDL is a complete <text:a xlink:type="simple" xlink:href="http://www.vhdl.org/">VHDL</text:a> simulator, using the <text:a xlink:type="simple" xlink:href="http://gcc.gnu.org/">GCC</text:a> technology. </text:p>
      <text:p text:style-name="Text_20_body">VHDL is a language standardized by the <text:a xlink:type="simple" xlink:href="http://www.ieee.org/">IEEE</text:a>, intended for developing electronic systems. </text:p>
      <text:p text:style-name="Text_20_body">GHDL implements the VHDL language according to the IEEE 1076-1987, the IEEE 1076-1993 and later standards. GHDL compiles VHDL files and creates a binary which simulates (or executes) your design. See the <text:a xlink:type="simple" xlink:href="http://ghdl.free.fr/features.html">features</text:a> page for more details. </text:p>
      <text:p text:style-name="Text_20_body"/>
      <text:p text:style-name="Text_20_body"/>
      <text:h text:style-name="P20" text:outline-level="2"/>
      <text:h text:style-name="P21" text:outline-level="2">5. Reference</text:h>
      <text:p text:style-name="Text_20_body"><text:span text:style-name="Citation"/></text:p>
      <text:list xml:id="list2052654856" text:style-name="L4">
        <text:list-item>
          <text:p text:style-name="P6"><text:span text:style-name="Citation">http://ghdl.free.fr/features.html</text:span></text:p>
        </text:list-item>
      </text:list>
      <text:p text:style-name="Text_20_body"><text:span text:style-name="Citation"/></text:p>
      <text:p text:style-name="Text_20_body"><text:span text:style-name="Citation"/></text:p>
      <text:h text:style-name="Heading_20_2" text:outline-level="2">6. Radno okruženje</text:h>
      <text:h text:style-name="Heading_20_4" text:outline-level="4">6.1 Radna stanica OS: Ubuntu desktop 10.04 amd64</text:h>
      <text:h text:style-name="Heading_20_4" text:outline-level="4">6.2 Tekst procesor korišten za pripremu seminarskog:</text:h>
      <text:list xml:id="list2060967445" text:style-name="L11">
        <text:list-item>
          <text:p text:style-name="P7">Openoffice 3.2</text:p>
        </text:list-item>
      </text:list>
      <text:h text:style-name="Heading_20_4" text:outline-level="4">6.4 Rad sa VHDL-om</text:h>
      <text:list xml:id="list762124130" text:style-name="L13">
        <text:list-item>
          <text:p text:style-name="P8">freehdl <text:s text:c="2"/>0.0.7-1 <text:s/>- VHDL simulator for Linux</text:p>
        </text:list-item>
      </text:list>
      <text:p text:style-name="P22">bringout@nvostro-hernad:~$ ghdl -v</text:p>
      <text:p text:style-name="P23"><text:span text:style-name="T1">GHDL 0.29</text:span> (20100109) [Sokcho edition]</text:p>
      <text:p text:style-name="P23"><text:s/>Compiled with GNAT Version: 4.4.3</text:p>
      <text:p text:style-name="P23"><text:s/>GCC back-end code generator</text:p>
      <text:p text:style-name="P23">Written by Tristan Gingold.</text:p>
      <text:p text:style-name="P23"></text:p>
      <text:p text:style-name="P23">Copyright (C) 2003 - 2010 Tristan Gingold.</text:p>
      <text:p text:style-name="P23">GHDL is free software, covered by the GNU General Public License. <text:s/>There is NO</text:p>
      <text:p text:style-name="P24">warranty; not even for MERCHANTABILITY or FITNESS FOR A PARTICULAR PURPOSE.</text:p>
      <text:list xml:id="list161864484" text:continue-numbering="true" text:style-name="L13">
        <text:list-item>
          <text:p text:style-name="P8">vi editor 7.2</text:p>
        </text:list-item>
        <text:list-item>
          <text:p text:style-name="P8">compiler: gcc 4.4.3</text:p>
        </text:list-item>
      </text:list>
      <text:p text:style-name="source_5f_code"/>
      <text:p text:style-name="source_5f_code"/>
      <text:h text:style-name="Heading_20_4" text:outline-level="4">6.5 Ostali alati:</text:h>
      <text:list xml:id="list1671919709" text:style-name="L16">
        <text:list-item>
          <text:p text:style-name="P9">ruby 1.8.7 sa irb utility-jem</text:p>
        </text:list-item>
      </text:list>
      <text:p text:style-name="Text_20_body"/>
      <text:h text:style-name="Heading_20_2" text:outline-level="2">7. artifakti na gitorious.org </text:h>
      <text:p text:style-name="Text_20_body"/>
      <text:p text:style-name="Text_20_body">Na lokaciji nalaze se svi artifakti ovog rada: http://gitorious.org/fit-mostar/aks/trees/master/seminarski</text:p>
      <text:h text:style-name="P21" text:outline-level="2">8. Source kod</text:h>
      <text:p text:style-name="Text_20_body"><text:a xlink:type="simple" xlink:href="http://gitorious.org/fit-mostar/upr/blobs/master/seminarski/fakturisi.cpp"/></text:p>
      <text:p text:style-name="Text_20_body">Na lokaciji <text:s/><text:a xlink:type="simple" xlink:href="http://gitorious.org/fit-mostar/upr/blobs/master/seminarski/fakturisi.cpp">http://gitorious.org/fit-mostar/upr/blobs/master/seminarski/fakturisi.cpp</text:a> nalazi se puno pregledniji prikaz source koda:</text:p>
      <text:p text:style-name="source_5f_code">======= početak ==================</text:p>
      <text:p text:style-name="source_5f_code">#include &lt;iostream&gt; </text:p>
      <text:p text:style-name="source_5f_code"/>
      <text:p text:style-name="source_5f_code">// setw ... </text:p>
      <text:p text:style-name="source_5f_code">#include &lt;iomanip&gt; </text:p>
      <text:p text:style-name="source_5f_code"/>
      <text:p text:style-name="source_5f_code">#include &lt;stdio.h&gt; </text:p>
      <text:p text:style-name="source_5f_code"/>
      <text:p text:style-name="source_5f_code">// system cmd je definisan u stdlib-u </text:p>
      <text:p text:style-name="source_5f_code">#include &lt;stdlib.h&gt; </text:p>
      <text:p text:style-name="source_5f_code"/>
      <text:p text:style-name="source_5f_code">// strcmp </text:p>
      <text:p text:style-name="source_5f_code">#include &lt;string.h&gt; </text:p>
      <text:p text:style-name="source_5f_code"/>
      <text:p text:style-name="source_5f_code">#include &lt;math.h&gt; </text:p>
      <text:p text:style-name="source_5f_code"/>
      <text:p text:style-name="source_5f_code">using namespace std; </text:p>
      <text:p text:style-name="source_5f_code"/>
      <text:p text:style-name="source_5f_code">// ------------------------ begin konstante ------------------------------------------------ </text:p>
      <text:p text:style-name="source_5f_code"/>
      <text:p text:style-name="source_5f_code">// sirina terminala </text:p>
      <text:p text:style-name="source_5f_code">const int COL_COUNT = 80; </text:p>
      <text:p text:style-name="source_5f_code">const char LINIJA_DEBELA = '='; </text:p>
      <text:p text:style-name="source_5f_code">const char LINIJA_TANKA = '-'; </text:p>
      <text:p text:style-name="source_5f_code"/>
      <text:p text:style-name="source_5f_code">const char *FIRMA = "bring.out. doo Sarajevo"; </text:p>
      <text:p text:style-name="source_5f_code">const char *FIRMA_WEB = "http://www.bring.out.ba"; </text:p>
      <text:p text:style-name="source_5f_code">const char *FIRMA_ADRESA = "Juraja Najtharta 3, 71000 Sarajevo"; </text:p>
      <text:p text:style-name="source_5f_code"/>
      <text:p text:style-name="source_5f_code"/>
      <text:p text:style-name="source_5f_code">const int KUPCI_LENGTH = 3; </text:p>
      <text:p text:style-name="source_5f_code"/>
      <text:p text:style-name="source_5f_code">// sifrarnik kupaca </text:p>
      <text:p text:style-name="source_5f_code">const char *A_KUPCI_NAZ[] = {"Rama-glas Sarajevo", "Finkon Sarajevo", "Agencija GM Konjic"}; </text:p>
      <text:p text:style-name="source_5f_code"/>
      <text:p text:style-name="source_5f_code">const int DOBRA_LENGTH = 3; </text:p>
      <text:p text:style-name="source_5f_code"/>
      <text:p text:style-name="source_5f_code">// Napomena: </text:p>
      <text:p text:style-name="source_5f_code">// sifranik dobara je predstavljen sa dvije matrice </text:p>
      <text:p text:style-name="source_5f_code">// bilo pi puno bolje koristiti napraviti struct Dobro, u kome bi se u jednoj matrici </text:p>
      <text:p text:style-name="source_5f_code">// sve to stavilo. </text:p>
      <text:p text:style-name="source_5f_code">// Međutim, u UPR-u do te lekcije nismo dosli :). </text:p>
      <text:p text:style-name="source_5f_code"/>
      <text:p text:style-name="source_5f_code">const char *A_DOBRA_NAZ[] = { </text:p>
      <text:p text:style-name="source_5f_code"><text:tab/><text:tab/>"Programerske aktivnosti", </text:p>
      <text:p text:style-name="source_5f_code"><text:tab/><text:tab/>"Sysadmin aktivnosti", </text:p>
      <text:p text:style-name="source_5f_code"><text:tab/><text:tab/>"Servisne aktivnosti" </text:p>
      <text:p text:style-name="source_5f_code">}; </text:p>
      <text:p text:style-name="source_5f_code"/>
      <text:p text:style-name="source_5f_code">const double A_DOBRA_CIJ[] = { </text:p>
      <text:p text:style-name="source_5f_code"><text:tab/><text:tab/>90.00, </text:p>
      <text:p text:style-name="source_5f_code"><text:tab/><text:tab/>70.00, </text:p>
      <text:p text:style-name="source_5f_code"><text:tab/><text:tab/>50.00 </text:p>
      <text:p text:style-name="source_5f_code">}; </text:p>
      <text:p text:style-name="source_5f_code"/>
      <text:p text:style-name="source_5f_code">// dole je definisana a_faktura - <text:s/>3 - dim matrica. </text:p>
      <text:p text:style-name="source_5f_code">// red predstavlja stavku fakture </text:p>
      <text:p text:style-name="source_5f_code"><text:soft-page-break/>// kolona 1: kolicina dobara </text:p>
      <text:p text:style-name="source_5f_code">// kolona 2: id dobra </text:p>
      <text:p text:style-name="source_5f_code">// kolona 3: vrijednost stavke fakture </text:p>
      <text:p text:style-name="source_5f_code"/>
      <text:p text:style-name="source_5f_code">// maksimalno stavki na jednoj fakturi </text:p>
      <text:p text:style-name="source_5f_code">const int FAKTURA_MAX_STAVKI = 10; </text:p>
      <text:p text:style-name="source_5f_code"/>
      <text:p text:style-name="source_5f_code">const int FAKT_COL_KOL = 0; </text:p>
      <text:p text:style-name="source_5f_code">const int FAKT_COL_ID_DOBRA = 1; </text:p>
      <text:p text:style-name="source_5f_code">const int FAKT_COL_ID_VRIJEDNOST = 2; </text:p>
      <text:p text:style-name="source_5f_code"/>
      <text:p text:style-name="source_5f_code">const double PDV_STOPA = 17.00; </text:p>
      <text:p text:style-name="source_5f_code"/>
      <text:p text:style-name="source_5f_code">// ------------------------ end konstante ------------------------------------------------ </text:p>
      <text:p text:style-name="source_5f_code"/>
      <text:p text:style-name="source_5f_code">// ------------------------- begin prototype ---------------------------------------------- </text:p>
      <text:p text:style-name="source_5f_code">void podvuci(const char linija); </text:p>
      <text:p text:style-name="source_5f_code">void show_danasnji_datum(); </text:p>
      <text:p text:style-name="source_5f_code">void show_firma_podaci(); </text:p>
      <text:p text:style-name="source_5f_code">// ------------------------ end prototype ------------------------------------------------ </text:p>
      <text:p text:style-name="source_5f_code"/>
      <text:p text:style-name="source_5f_code"/>
      <text:p text:style-name="source_5f_code">double aFaktura[FAKTURA_MAX_STAVKI][3]; </text:p>
      <text:p text:style-name="source_5f_code"/>
      <text:p text:style-name="source_5f_code"/>
      <text:p text:style-name="source_5f_code"/>
      <text:p text:style-name="source_5f_code">void show_danasnji_datum() { </text:p>
      <text:p text:style-name="source_5f_code">/* 18 znakova ovaj string uzima </text:p>
      <text:p text:style-name="source_5f_code">Datum: 2010-15-12 </text:p>
      <text:p text:style-name="source_5f_code">*/ </text:p>
      <text:p text:style-name="source_5f_code"/>
      <text:p text:style-name="source_5f_code"/>
      <text:p text:style-name="source_5f_code">// hocu dad postignem desno poravnanje </text:p>
      <text:p text:style-name="source_5f_code">for (int i=1; i &lt; (COL_COUNT-18); i++ ) </text:p>
      <text:p text:style-name="source_5f_code"><text:s text:c="3"/>cout &lt;&lt; " "; </text:p>
      <text:p text:style-name="source_5f_code"/>
      <text:p text:style-name="source_5f_code"/>
      <text:p text:style-name="source_5f_code">cout &lt;&lt; "Datum: "; </text:p>
      <text:p text:style-name="source_5f_code">// flushiraj cout buffer da bi se Datum: prikazalo prije samog datuma </text:p>
      <text:p text:style-name="source_5f_code">flush(cout); </text:p>
      <text:p text:style-name="source_5f_code">system("date +%F"); </text:p>
      <text:p text:style-name="source_5f_code"/>
      <text:p text:style-name="source_5f_code">} </text:p>
      <text:p text:style-name="source_5f_code"/>
      <text:p text:style-name="source_5f_code">void show_firma_podaci() </text:p>
      <text:p text:style-name="source_5f_code">{ </text:p>
      <text:p text:style-name="source_5f_code"><text:tab/>cout &lt;&lt; "Naziv firme: " &lt;&lt; FIRMA &lt;&lt; endl; </text:p>
      <text:p text:style-name="source_5f_code"><text:tab/>cout &lt;&lt; "Adresa: <text:s text:c="5"/>" &lt;&lt; FIRMA_ADRESA &lt;&lt; endl; </text:p>
      <text:p text:style-name="source_5f_code"><text:tab/>cout &lt;&lt; "web: <text:s text:c="8"/>" &lt;&lt; FIRMA_WEB &lt;&lt; endl; </text:p>
      <text:p text:style-name="source_5f_code"/>
      <text:p text:style-name="source_5f_code">} </text:p>
      <text:p text:style-name="source_5f_code"/>
      <text:p text:style-name="source_5f_code">void show_zaglavlje() </text:p>
      <text:p text:style-name="source_5f_code">{ </text:p>
      <text:p text:style-name="source_5f_code"><text:tab/>podvuci(LINIJA_DEBELA); </text:p>
      <text:p text:style-name="source_5f_code"><text:tab/>show_firma_podaci(); </text:p>
      <text:p text:style-name="source_5f_code"/>
      <text:p text:style-name="source_5f_code"><text:tab/>podvuci(LINIJA_TANKA); </text:p>
      <text:p text:style-name="source_5f_code"><text:tab/>show_danasnji_datum(); </text:p>
      <text:p text:style-name="source_5f_code"><text:tab/>podvuci(LINIJA_DEBELA); </text:p>
      <text:p text:style-name="source_5f_code"/>
      <text:p text:style-name="source_5f_code"/>
      <text:p text:style-name="source_5f_code">} </text:p>
      <text:p text:style-name="source_5f_code"/>
      <text:p text:style-name="source_5f_code">const char *get_kupac_naziv(int id_kupac) </text:p>
      <text:p text:style-name="source_5f_code"><text:soft-page-break/>{ </text:p>
      <text:p text:style-name="source_5f_code"><text:tab/>// id_dobro = 1 =&gt; daj prvi elemenat matrice ! </text:p>
      <text:p text:style-name="source_5f_code"><text:tab/>return A_KUPCI_NAZ[id_kupac-1]; </text:p>
      <text:p text:style-name="source_5f_code">} </text:p>
      <text:p text:style-name="source_5f_code"/>
      <text:p text:style-name="source_5f_code">const char *get_dobro_naziv(int id_dobro) </text:p>
      <text:p text:style-name="source_5f_code">{ </text:p>
      <text:p text:style-name="source_5f_code"><text:tab/>// id_dobro = 1 =&gt; daj prvi elemenat matrice ! </text:p>
      <text:p text:style-name="source_5f_code"><text:tab/>return A_DOBRA_NAZ[id_dobro-1]; </text:p>
      <text:p text:style-name="source_5f_code">} </text:p>
      <text:p text:style-name="source_5f_code"/>
      <text:p text:style-name="source_5f_code">const double get_dobro_cijena(int id_dobro) </text:p>
      <text:p text:style-name="source_5f_code">{ </text:p>
      <text:p text:style-name="source_5f_code"><text:tab/>return A_DOBRA_CIJ[id_dobro-1]; </text:p>
      <text:p text:style-name="source_5f_code">} </text:p>
      <text:p text:style-name="source_5f_code"/>
      <text:p text:style-name="source_5f_code"/>
      <text:p text:style-name="source_5f_code">int meni_odaberi_kupca() </text:p>
      <text:p text:style-name="source_5f_code">{ </text:p>
      <text:p text:style-name="source_5f_code"><text:tab/>int rez; </text:p>
      <text:p text:style-name="source_5f_code"><text:tab/>podvuci(LINIJA_DEBELA); </text:p>
      <text:p text:style-name="source_5f_code"/>
      <text:p text:style-name="source_5f_code"><text:tab/>podvuci(LINIJA_TANKA); </text:p>
      <text:p text:style-name="source_5f_code"/>
      <text:p text:style-name="source_5f_code"/>
      <text:p text:style-name="source_5f_code"><text:tab/>// http://www.cs.duke.edu/courses/cps149s/fall99/resources/n2.html </text:p>
      <text:p text:style-name="source_5f_code"><text:tab/>// setw( width ) : gives a minimum width for the next output operation </text:p>
      <text:p text:style-name="source_5f_code"><text:tab/>// ovdje sam citav sahat ostao dok nisam nekako dodo ovaj resetiosflags </text:p>
      <text:p text:style-name="source_5f_code"><text:tab/>// koji mi je pomogao da red formatiram kako zelim ?! </text:p>
      <text:p text:style-name="source_5f_code"><text:tab/>// je li ovo gcc/libc++ bug ili nesto drugo ne znam </text:p>
      <text:p text:style-name="source_5f_code"/>
      <text:p text:style-name="source_5f_code"><text:tab/>for (int i=1; i&lt;=KUPCI_LENGTH; i++) </text:p>
      <text:p text:style-name="source_5f_code"><text:tab/><text:tab/>cout &lt;&lt; setiosflags(ios::right) <text:s/>&lt;&lt; setw(5) &lt;&lt; i </text:p>
      <text:p text:style-name="source_5f_code"><text:s text:c="13"/>&lt;&lt; resetiosflags(ios::right) &lt;&lt; setw(0) &lt;&lt; "" </text:p>
      <text:p text:style-name="source_5f_code"><text:s text:c="13"/>&lt;&lt; setiosflags(ios::left) &lt;&lt; setw(2) &lt;&lt; "." </text:p>
      <text:p text:style-name="source_5f_code"><text:s text:c="13"/>&lt;&lt; setiosflags(ios::left) &lt;&lt; setw(50) &lt;&lt; <text:s/>get_kupac_naziv(i) </text:p>
      <text:p text:style-name="source_5f_code"><text:tab/><text:tab/> <text:s text:c="4"/>&lt;&lt; endl ; </text:p>
      <text:p text:style-name="source_5f_code"/>
      <text:p text:style-name="source_5f_code"><text:tab/>podvuci(LINIJA_DEBELA); </text:p>
      <text:p text:style-name="source_5f_code"/>
      <text:p text:style-name="source_5f_code"><text:tab/>rez = 0; </text:p>
      <text:p text:style-name="source_5f_code"/>
      <text:p text:style-name="source_5f_code"><text:tab/>do { </text:p>
      <text:p text:style-name="source_5f_code"><text:tab/> <text:s/>cout &lt;&lt; "Odaberite zeljenog kupca (unijeti broj): " ; </text:p>
      <text:p text:style-name="source_5f_code"><text:tab/> <text:s/>cin &gt;&gt; rez; </text:p>
      <text:p text:style-name="source_5f_code"><text:tab/>} while( (rez&lt;1) || (rez&gt;KUPCI_LENGTH)); </text:p>
      <text:p text:style-name="source_5f_code"/>
      <text:p text:style-name="source_5f_code"><text:tab/>return rez; </text:p>
      <text:p text:style-name="source_5f_code">} </text:p>
      <text:p text:style-name="source_5f_code"/>
      <text:p text:style-name="source_5f_code"/>
      <text:p text:style-name="source_5f_code">int meni_odaberi_dobro() </text:p>
      <text:p text:style-name="source_5f_code">{ </text:p>
      <text:p text:style-name="source_5f_code"><text:tab/>int rez; </text:p>
      <text:p text:style-name="source_5f_code"><text:tab/>podvuci(LINIJA_DEBELA); </text:p>
      <text:p text:style-name="source_5f_code"/>
      <text:p text:style-name="source_5f_code"><text:tab/>podvuci(LINIJA_TANKA); </text:p>
      <text:p text:style-name="source_5f_code"/>
      <text:p text:style-name="source_5f_code"/>
      <text:p text:style-name="source_5f_code"><text:tab/>// http://www.cs.duke.edu/courses/cps149s/fall99/resources/n2.html </text:p>
      <text:p text:style-name="source_5f_code"><text:tab/>// setw( width ) : gives a minimum width for the next output operation </text:p>
      <text:p text:style-name="source_5f_code"><text:tab/>// ovdje sam citav sahat ostao dok nisam nekako dodo ovaj resetiosflags </text:p>
      <text:p text:style-name="source_5f_code"><text:tab/>// koji mi je pomogao da red formatiram kako zelim ?! </text:p>
      <text:p text:style-name="source_5f_code"><text:tab/>// je li ovo gcc/libc++ bug ili nesto drugo ne znam </text:p>
      <text:p text:style-name="source_5f_code"/>
      <text:p text:style-name="source_5f_code"><text:soft-page-break/><text:tab/>for (int i=1; i&lt;=DOBRA_LENGTH; i++) </text:p>
      <text:p text:style-name="source_5f_code"><text:tab/><text:tab/>cout &lt;&lt; setiosflags(ios::right) <text:s/>&lt;&lt; setw(5) &lt;&lt; i </text:p>
      <text:p text:style-name="source_5f_code"><text:s text:c="13"/>&lt;&lt; resetiosflags(ios::right) &lt;&lt; setw(0) &lt;&lt; "" </text:p>
      <text:p text:style-name="source_5f_code"><text:s text:c="13"/>&lt;&lt; setiosflags(ios::left) &lt;&lt; setw(2) &lt;&lt; "." </text:p>
      <text:p text:style-name="source_5f_code"><text:s text:c="13"/>&lt;&lt; setiosflags(ios::left) &lt;&lt; setw(38) &lt;&lt; <text:s/>get_dobro_naziv(i) </text:p>
      <text:p text:style-name="source_5f_code"><text:s text:c="13"/>&lt;&lt; setiosflags(ios::right) &lt;&lt; setw(8) &lt;&lt; <text:s/>get_dobro_cijena(i) &lt;&lt; " KM/sahat (cijena bez PDV)" </text:p>
      <text:p text:style-name="source_5f_code"><text:tab/><text:tab/> <text:s text:c="4"/>&lt;&lt; endl ; </text:p>
      <text:p text:style-name="source_5f_code"/>
      <text:p text:style-name="source_5f_code"><text:tab/>podvuci(LINIJA_DEBELA); </text:p>
      <text:p text:style-name="source_5f_code"/>
      <text:p text:style-name="source_5f_code"><text:tab/>rez = -1; </text:p>
      <text:p text:style-name="source_5f_code"/>
      <text:p text:style-name="source_5f_code"><text:tab/>do { </text:p>
      <text:p text:style-name="source_5f_code"><text:tab/> <text:s/>cout &lt;&lt; "Odaberite zeljeno dobro (0-izlaz): " ; </text:p>
      <text:p text:style-name="source_5f_code"><text:tab/> <text:s/>cin &gt;&gt; rez; </text:p>
      <text:p text:style-name="source_5f_code"/>
      <text:p text:style-name="source_5f_code"><text:tab/> <text:s/>if (rez == 0) </text:p>
      <text:p text:style-name="source_5f_code"><text:tab/><text:tab/> <text:s/>return 0; </text:p>
      <text:p text:style-name="source_5f_code"/>
      <text:p text:style-name="source_5f_code"><text:tab/>} while( (rez&lt;1) || (rez&gt;DOBRA_LENGTH)); </text:p>
      <text:p text:style-name="source_5f_code"/>
      <text:p text:style-name="source_5f_code"><text:tab/>return rez; </text:p>
      <text:p text:style-name="source_5f_code">} </text:p>
      <text:p text:style-name="source_5f_code"/>
      <text:p text:style-name="source_5f_code"/>
      <text:p text:style-name="source_5f_code">void get_stavke_fakture() </text:p>
      <text:p text:style-name="source_5f_code">{ </text:p>
      <text:p text:style-name="source_5f_code"><text:tab/>int dobro_id, stavki_fakture; </text:p>
      <text:p text:style-name="source_5f_code"/>
      <text:p text:style-name="source_5f_code"><text:tab/>double kolicina; </text:p>
      <text:p text:style-name="source_5f_code"/>
      <text:p text:style-name="source_5f_code"/>
      <text:p text:style-name="source_5f_code"><text:tab/>stavki_fakture = 0; </text:p>
      <text:p text:style-name="source_5f_code"/>
      <text:p text:style-name="source_5f_code"><text:tab/>// vrti dok ne uneses max stavki fakture ili korisnik ne odabere 0 na odabiru dobra </text:p>
      <text:p text:style-name="source_5f_code"><text:tab/>do { </text:p>
      <text:p text:style-name="source_5f_code"><text:tab/><text:tab/> podvuci(LINIJA_DEBELA); </text:p>
      <text:p text:style-name="source_5f_code"><text:tab/><text:tab/> cout &lt;&lt; "UNOSIM STAVKU FAKTURE No: " &lt;&lt; stavki_fakture+1 &lt;&lt; endl; </text:p>
      <text:p text:style-name="source_5f_code"><text:tab/><text:tab/> podvuci(LINIJA_DEBELA); </text:p>
      <text:p text:style-name="source_5f_code"/>
      <text:p text:style-name="source_5f_code"><text:tab/><text:tab/> dobro_id = meni_odaberi_dobro(); </text:p>
      <text:p text:style-name="source_5f_code"/>
      <text:p text:style-name="source_5f_code"><text:tab/><text:tab/> if (dobro_id == 0) { </text:p>
      <text:p text:style-name="source_5f_code"><text:tab/><text:tab/><text:tab/> // korisnik ne zeli dalji unos stavki </text:p>
      <text:p text:style-name="source_5f_code"><text:tab/><text:tab/><text:tab/> // upravo ce nam kolona id dobra = 0 signalizirati da je predhodna stavka </text:p>
      <text:p text:style-name="source_5f_code"><text:tab/><text:tab/><text:tab/> // posljednja unesena za fakturu </text:p>
      <text:p text:style-name="source_5f_code"><text:tab/><text:tab/><text:tab/> aFaktura[stavki_fakture][FAKT_COL_ID_DOBRA] = 0; </text:p>
      <text:p text:style-name="source_5f_code"><text:tab/><text:tab/><text:tab/> cout &lt;&lt; "korisnik je prekinuo unos na stavci " &lt;&lt; stavki_fakture+1 &lt;&lt; endl; </text:p>
      <text:p text:style-name="source_5f_code"><text:tab/><text:tab/><text:tab/> break; </text:p>
      <text:p text:style-name="source_5f_code"><text:tab/><text:tab/> } </text:p>
      <text:p text:style-name="source_5f_code"/>
      <text:p text:style-name="source_5f_code"><text:tab/><text:tab/> cout &lt;&lt; "Unesite kolicinu: "; </text:p>
      <text:p text:style-name="source_5f_code"><text:tab/><text:tab/> cin &gt;&gt; kolicina; </text:p>
      <text:p text:style-name="source_5f_code"/>
      <text:p text:style-name="source_5f_code"/>
      <text:p text:style-name="source_5f_code"><text:tab/><text:tab/> if (abs(kolicina) &gt; 0.0) { </text:p>
      <text:p text:style-name="source_5f_code"><text:tab/><text:tab/><text:tab/> <text:s text:c="4"/>// punim matricu aFaktura </text:p>
      <text:p text:style-name="source_5f_code"><text:tab/><text:tab/><text:tab/><text:tab/> cout <text:s/>&lt;&lt; "dodajem stavku" &lt;&lt; stavki_fakture+1 &lt;&lt; " u fakturu .." &lt;&lt; endl; </text:p>
      <text:p text:style-name="source_5f_code"><text:tab/><text:tab/><text:tab/><text:tab/> aFaktura[stavki_fakture][FAKT_COL_KOL] = kolicina; </text:p>
      <text:p text:style-name="source_5f_code"><text:tab/><text:tab/><text:tab/><text:tab/> aFaktura[stavki_fakture][FAKT_COL_ID_DOBRA] = dobro_id; </text:p>
      <text:p text:style-name="source_5f_code"><text:tab/><text:tab/><text:tab/><text:tab/> aFaktura[stavki_fakture][FAKT_COL_ID_VRIJEDNOST] = get_dobro_cijena(dobro_id) * <text:s/></text:p>
      <text:p text:style-name="source_5f_code"><text:s text:c="86"/>kolicina; </text:p>
      <text:p text:style-name="source_5f_code"><text:tab/><text:tab/><text:tab/><text:tab/> stavki_fakture++; </text:p>
      <text:p text:style-name="source_5f_code"><text:tab/><text:tab/> } </text:p>
      <text:p text:style-name="source_5f_code"/>
      <text:p text:style-name="source_5f_code"><text:soft-page-break/><text:s/></text:p>
      <text:p text:style-name="source_5f_code"><text:tab/><text:tab/> if (stavki_fakture == FAKTURA_MAX_STAVKI) { </text:p>
      <text:p text:style-name="source_5f_code"><text:tab/><text:tab/><text:tab/> cout &lt;&lt; "max broj stavki u jednoj fakturi je " &lt;&lt; FAKTURA_MAX_STAVKI &lt;&lt; endl; </text:p>
      <text:p text:style-name="source_5f_code"><text:tab/><text:tab/><text:tab/> break; </text:p>
      <text:p text:style-name="source_5f_code"><text:tab/><text:tab/> } </text:p>
      <text:p text:style-name="source_5f_code"/>
      <text:p text:style-name="source_5f_code"/>
      <text:p text:style-name="source_5f_code"><text:tab/>} while (1); </text:p>
      <text:p text:style-name="source_5f_code"/>
      <text:p text:style-name="source_5f_code">} </text:p>
      <text:p text:style-name="source_5f_code"/>
      <text:p text:style-name="source_5f_code"/>
      <text:p text:style-name="source_5f_code">void show_kupac(int kupac_id) </text:p>
      <text:p text:style-name="source_5f_code">{ </text:p>
      <text:p text:style-name="source_5f_code"><text:tab/>cout &lt;&lt; "Kupac: " &lt;&lt; get_kupac_naziv(kupac_id) &lt;&lt; endl; </text:p>
      <text:p text:style-name="source_5f_code">} </text:p>
      <text:p text:style-name="source_5f_code"/>
      <text:p text:style-name="source_5f_code">void show_faktura_header() </text:p>
      <text:p text:style-name="source_5f_code">{ </text:p>
      <text:p text:style-name="source_5f_code"/>
      <text:p text:style-name="source_5f_code"><text:s text:c="2"/>cout &lt;&lt; setiosflags(ios::right) <text:s/>&lt;&lt; setw(6) &lt;&lt; "R.br" </text:p>
      <text:p text:style-name="source_5f_code"><text:tab/> <text:s text:c="2"/>&lt;&lt; resetiosflags(ios::right) &lt;&lt; setw(0) &lt;&lt; "" </text:p>
      <text:p text:style-name="source_5f_code"><text:tab/> <text:s text:c="2"/>&lt;&lt; setiosflags(ios::left) &lt;&lt; setw(40) &lt;&lt; " <text:s text:c="6"/>Dobro" </text:p>
      <text:p text:style-name="source_5f_code"><text:tab/> <text:s text:c="2"/>&lt;&lt; setiosflags(ios::right) &lt;&lt; setw(10) &lt;&lt; "Kolicina" </text:p>
      <text:p text:style-name="source_5f_code"><text:tab/> <text:s text:c="2"/>&lt;&lt; setw(10) &lt;&lt; "Cijena" </text:p>
      <text:p text:style-name="source_5f_code"><text:s text:c="7"/>&lt;&lt; setw(12) &lt;&lt; "Vrijednost" </text:p>
      <text:p text:style-name="source_5f_code"><text:s text:c="7"/>&lt;&lt; endl; </text:p>
      <text:p text:style-name="source_5f_code">} </text:p>
      <text:p text:style-name="source_5f_code">int show_stavka_fakture(int stavka_no) </text:p>
      <text:p text:style-name="source_5f_code">{ </text:p>
      <text:p text:style-name="source_5f_code"/>
      <text:p text:style-name="source_5f_code"><text:tab/>int dobro_id = (int) aFaktura[stavka_no][FAKT_COL_ID_DOBRA]; </text:p>
      <text:p text:style-name="source_5f_code"/>
      <text:p text:style-name="source_5f_code"><text:tab/>if (dobro_id &gt; 0) { </text:p>
      <text:p text:style-name="source_5f_code"><text:tab/> <text:s text:c="2"/>cout &lt;&lt; setiosflags(ios::right) &lt;&lt; setw(5) &lt;&lt; stavka_no+1 </text:p>
      <text:p text:style-name="source_5f_code"><text:tab/><text:tab/><text:tab/>&lt;&lt; resetiosflags(ios::right) &lt;&lt; setw(0) &lt;&lt; "" </text:p>
      <text:p text:style-name="source_5f_code"><text:tab/><text:tab/><text:tab/>&lt;&lt; setiosflags(ios::left) &lt;&lt; setw(2) &lt;&lt; "." </text:p>
      <text:p text:style-name="source_5f_code"><text:tab/> <text:s text:c="7"/>&lt;&lt; setiosflags(ios::left) &lt;&lt; setw(40) &lt;&lt; get_dobro_naziv(dobro_id) </text:p>
      <text:p text:style-name="source_5f_code"><text:tab/> <text:s text:c="7"/>&lt;&lt; setiosflags(ios::right) &lt;&lt; setw(10) &lt;&lt; setprecision(2) </text:p>
      <text:p text:style-name="source_5f_code"><text:s text:c="16"/>&lt;&lt; setiosflags(ios::fixed|ios::showpoint) </text:p>
      <text:p text:style-name="source_5f_code"><text:tab/> <text:s text:c="7"/>&lt;&lt; aFaktura[stavka_no][FAKT_COL_KOL] </text:p>
      <text:p text:style-name="source_5f_code"><text:tab/> <text:s text:c="7"/>&lt;&lt; setw(10) <text:s/>&lt;&lt; <text:s/>get_dobro_cijena(dobro_id) </text:p>
      <text:p text:style-name="source_5f_code"><text:s text:c="12"/>&lt;&lt; setw(12) &lt;&lt; aFaktura[stavka_no][FAKT_COL_ID_VRIJEDNOST] </text:p>
      <text:p text:style-name="source_5f_code"><text:s text:c="12"/>&lt;&lt; endl; </text:p>
      <text:p text:style-name="source_5f_code"/>
      <text:p text:style-name="source_5f_code"><text:tab/>} </text:p>
      <text:p text:style-name="source_5f_code"/>
      <text:p text:style-name="source_5f_code"><text:tab/>return dobro_id; </text:p>
      <text:p text:style-name="source_5f_code"/>
      <text:p text:style-name="source_5f_code">} </text:p>
      <text:p text:style-name="source_5f_code"/>
      <text:p text:style-name="source_5f_code">void show_faktura(int kupac_id) </text:p>
      <text:p text:style-name="source_5f_code">{ </text:p>
      <text:p text:style-name="source_5f_code"><text:s text:c="3"/>show_zaglavlje(); </text:p>
      <text:p text:style-name="source_5f_code"/>
      <text:p text:style-name="source_5f_code"><text:s text:c="3"/>show_kupac(kupac_id); </text:p>
      <text:p text:style-name="source_5f_code"><text:s text:c="3"/>podvuci(LINIJA_DEBELA); </text:p>
      <text:p text:style-name="source_5f_code"/>
      <text:p text:style-name="source_5f_code"><text:s text:c="3"/>show_faktura_header(); </text:p>
      <text:p text:style-name="source_5f_code"><text:s text:c="3"/>podvuci(LINIJA_TANKA); </text:p>
      <text:p text:style-name="source_5f_code"/>
      <text:p text:style-name="source_5f_code"><text:s text:c="3"/>int dobro_id; </text:p>
      <text:p text:style-name="source_5f_code"/>
      <text:p text:style-name="source_5f_code"><text:s text:c="3"/>double ukupno_bez_pdv = 0.0; </text:p>
      <text:p text:style-name="source_5f_code"/>
      <text:p text:style-name="source_5f_code"><text:soft-page-break/><text:s text:c="3"/>for (int i=0; i&lt;FAKTURA_MAX_STAVKI; i++) { </text:p>
      <text:p text:style-name="source_5f_code"/>
      <text:p text:style-name="source_5f_code"><text:tab/> <text:s/>dobro_id = show_stavka_fakture(i); </text:p>
      <text:p text:style-name="source_5f_code"><text:tab/> <text:s/>if (dobro_id == 0) break; </text:p>
      <text:p text:style-name="source_5f_code"/>
      <text:p text:style-name="source_5f_code"><text:tab/> <text:s/>ukupno_bez_pdv += aFaktura[i][FAKT_COL_ID_VRIJEDNOST]; </text:p>
      <text:p text:style-name="source_5f_code"/>
      <text:p text:style-name="source_5f_code"><text:s text:c="3"/>} </text:p>
      <text:p text:style-name="source_5f_code"/>
      <text:p text:style-name="source_5f_code"><text:s text:c="3"/>podvuci(LINIJA_TANKA); </text:p>
      <text:p text:style-name="source_5f_code"/>
      <text:p text:style-name="source_5f_code"><text:s text:c="3"/>cout &lt;&lt; setw(COL_COUNT-13) &lt;&lt; "Ukupno BEZ PDV (KM):" &lt;&lt; setw(12) &lt;&lt; setprecision(2) </text:p>
      <text:p text:style-name="source_5f_code"><text:s text:c="39"/>&lt;&lt; setiosflags(ios::fixed|ios::showpoint) </text:p>
      <text:p text:style-name="source_5f_code"><text:tab/><text:tab/> <text:s text:c="21"/>&lt;&lt; ukupno_bez_pdv &lt;&lt; endl; </text:p>
      <text:p text:style-name="source_5f_code"/>
      <text:p text:style-name="source_5f_code"><text:s text:c="3"/>double v_pdv = ukupno_bez_pdv * PDV_STOPA / 100.00; </text:p>
      <text:p text:style-name="source_5f_code"/>
      <text:p text:style-name="source_5f_code"><text:s text:c="3"/>cout &lt;&lt; setw(COL_COUNT-13) <text:s/>&lt;&lt; "PDV (KM):" &lt;&lt; setw(12) </text:p>
      <text:p text:style-name="source_5f_code"><text:tab/><text:tab/> <text:s text:c="22"/>&lt;&lt; v_pdv &lt;&lt; endl; </text:p>
      <text:p text:style-name="source_5f_code"><text:s text:c="3"/>cout &lt;&lt; setw(COL_COUNT-13) <text:s/>&lt;&lt; "SVEUKUPNO SA PDV (KM):" &lt;&lt; setw(12) </text:p>
      <text:p text:style-name="source_5f_code"><text:tab/> <text:s text:c="4"/>&lt;&lt; ukupno_bez_pdv + v_pdv <text:s/>&lt;&lt; endl; </text:p>
      <text:p text:style-name="source_5f_code"/>
      <text:p text:style-name="source_5f_code"><text:s text:c="3"/>podvuci(LINIJA_DEBELA); </text:p>
      <text:p text:style-name="source_5f_code"/>
      <text:p text:style-name="source_5f_code">} </text:p>
      <text:p text:style-name="source_5f_code"/>
      <text:p text:style-name="source_5f_code">// ispisi ===== ... </text:p>
      <text:p text:style-name="source_5f_code">void podvuci(const char linija) </text:p>
      <text:p text:style-name="source_5f_code">{ </text:p>
      <text:p text:style-name="source_5f_code"><text:s text:c="3"/>for (int i=1; i&lt;COL_COUNT; i++) </text:p>
      <text:p text:style-name="source_5f_code"><text:tab/> <text:s text:c="2"/>cout &lt;&lt; linija; </text:p>
      <text:p text:style-name="source_5f_code"><text:s text:c="3"/>cout &lt;&lt; endl; </text:p>
      <text:p text:style-name="source_5f_code">} </text:p>
      <text:p text:style-name="source_5f_code"/>
      <text:p text:style-name="source_5f_code">void test_sif_kupci() </text:p>
      <text:p text:style-name="source_5f_code">{ </text:p>
      <text:p text:style-name="source_5f_code"><text:tab/>podvuci(LINIJA_DEBELA); </text:p>
      <text:p text:style-name="source_5f_code"><text:tab/>cout &lt;&lt; "test prikaz sifrarnika kupaca:" &lt;&lt; endl; </text:p>
      <text:p text:style-name="source_5f_code"><text:tab/>podvuci(LINIJA_TANKA); </text:p>
      <text:p text:style-name="source_5f_code"><text:tab/>for(int i=1; i&lt;=KUPCI_LENGTH; i++) </text:p>
      <text:p text:style-name="source_5f_code"><text:s text:c="6"/>cout &lt;&lt; get_kupac_naziv(i) &lt;&lt; endl; </text:p>
      <text:p text:style-name="source_5f_code"><text:tab/>podvuci(LINIJA_DEBELA); </text:p>
      <text:p text:style-name="source_5f_code">} </text:p>
      <text:p text:style-name="source_5f_code"/>
      <text:p text:style-name="source_5f_code">void test_sif_dobra() </text:p>
      <text:p text:style-name="source_5f_code">{ </text:p>
      <text:p text:style-name="source_5f_code"><text:tab/>podvuci(LINIJA_DEBELA); </text:p>
      <text:p text:style-name="source_5f_code"><text:tab/>cout &lt;&lt; "test prikaz sifrarnika dobara:" &lt;&lt; endl; </text:p>
      <text:p text:style-name="source_5f_code"><text:tab/>podvuci(LINIJA_TANKA); </text:p>
      <text:p text:style-name="source_5f_code"><text:tab/>for(int i=1; i&lt;=DOBRA_LENGTH; i++) </text:p>
      <text:p text:style-name="source_5f_code"><text:s text:c="6"/>cout &lt;&lt; get_dobro_naziv(i) <text:s/>&lt;&lt; "\t" &lt;&lt; get_dobro_cijena(i) &lt;&lt; endl; </text:p>
      <text:p text:style-name="source_5f_code"><text:tab/>podvuci(LINIJA_DEBELA); </text:p>
      <text:p text:style-name="source_5f_code">} </text:p>
      <text:p text:style-name="source_5f_code"/>
      <text:p text:style-name="source_5f_code">void test_zaglavlje() </text:p>
      <text:p text:style-name="source_5f_code">{ </text:p>
      <text:p text:style-name="source_5f_code"><text:tab/>show_zaglavlje(); </text:p>
      <text:p text:style-name="source_5f_code">} </text:p>
      <text:p text:style-name="source_5f_code"/>
      <text:p text:style-name="source_5f_code">void test() </text:p>
      <text:p text:style-name="source_5f_code">{ </text:p>
      <text:p text:style-name="source_5f_code"><text:tab/>test_sif_dobra(); </text:p>
      <text:p text:style-name="source_5f_code"><text:tab/>test_sif_kupci(); </text:p>
      <text:p text:style-name="source_5f_code"><text:tab/>test_zaglavlje(); </text:p>
      <text:p text:style-name="source_5f_code">} </text:p>
      <text:p text:style-name="source_5f_code"><text:soft-page-break/><text:s/></text:p>
      <text:p text:style-name="source_5f_code">// http://publications.gbdirect.co.uk/c_book/chapter10/arguments_to_main.html </text:p>
      <text:p text:style-name="source_5f_code">void usage(int argc, char **argv) { </text:p>
      <text:p text:style-name="source_5f_code"/>
      <text:p text:style-name="source_5f_code"><text:tab/>// prosetaj kroz argumente koji su proslijeđeni programu </text:p>
      <text:p text:style-name="source_5f_code"><text:tab/>while (argc--) { </text:p>
      <text:p text:style-name="source_5f_code"/>
      <text:p text:style-name="source_5f_code"><text:tab/><text:tab/>char *t_arg = *argv++; </text:p>
      <text:p text:style-name="source_5f_code"/>
      <text:p text:style-name="source_5f_code"><text:tab/><text:tab/>// http://www.cplusplus.com/reference/clibrary/cstring/strcmp/ </text:p>
      <text:p text:style-name="source_5f_code"><text:tab/><text:tab/>if (strcmp(t_arg, "--help") == 0) { </text:p>
      <text:p text:style-name="source_5f_code"><text:tab/><text:tab/> <text:s/>cout &lt;&lt; "UPR seminarski, hernad@bring.out.ba, ver 0.01" &lt;&lt; endl &lt;&lt; endl; </text:p>
      <text:p text:style-name="source_5f_code"><text:tab/><text:tab/> <text:s/>cout &lt;&lt; "Ovaj program omogucava unos pravljenje jednostavne porezne fakture" &lt;&lt; endl; </text:p>
      <text:p text:style-name="source_5f_code"><text:tab/><text:tab/> <text:s/>podvuci(LINIJA_DEBELA); </text:p>
      <text:p text:style-name="source_5f_code"><text:tab/><text:tab/>} </text:p>
      <text:p text:style-name="source_5f_code"/>
      <text:p text:style-name="source_5f_code"><text:tab/><text:tab/>if (strcmp(t_arg, "--test") == 0) { </text:p>
      <text:p text:style-name="source_5f_code"><text:tab/><text:tab/><text:tab/>test(); </text:p>
      <text:p text:style-name="source_5f_code"><text:tab/><text:tab/>} </text:p>
      <text:p text:style-name="source_5f_code"/>
      <text:p text:style-name="source_5f_code"><text:tab/>}; </text:p>
      <text:p text:style-name="source_5f_code"/>
      <text:p text:style-name="source_5f_code"/>
      <text:p text:style-name="source_5f_code">} </text:p>
      <text:p text:style-name="source_5f_code"/>
      <text:p text:style-name="source_5f_code"/>
      <text:p text:style-name="source_5f_code">int main(int argc, char **argv) { </text:p>
      <text:p text:style-name="source_5f_code"/>
      <text:p text:style-name="source_5f_code"><text:tab/>usage(argc, argv); </text:p>
      <text:p text:style-name="source_5f_code"/>
      <text:p text:style-name="source_5f_code"><text:tab/>//cout &lt;&lt; meni_odaberi_kupca(); </text:p>
      <text:p text:style-name="source_5f_code"/>
      <text:p text:style-name="source_5f_code"/>
      <text:p text:style-name="source_5f_code"><text:tab/>int kupac_id = meni_odaberi_kupca(); </text:p>
      <text:p text:style-name="source_5f_code"/>
      <text:p text:style-name="source_5f_code"><text:tab/>get_stavke_fakture(); </text:p>
      <text:p text:style-name="source_5f_code"/>
      <text:p text:style-name="source_5f_code"/>
      <text:p text:style-name="source_5f_code"><text:tab/>// pomakni se par redova radi preglednosti </text:p>
      <text:p text:style-name="source_5f_code"><text:tab/>for (int i=0; i&lt;5; i++) </text:p>
      <text:p text:style-name="source_5f_code"><text:s text:c="4"/><text:tab/>cout &lt;&lt; endl; </text:p>
      <text:p text:style-name="source_5f_code"/>
      <text:p text:style-name="source_5f_code"/>
      <text:p text:style-name="source_5f_code"><text:tab/>show_faktura(kupac_id); </text:p>
      <text:p text:style-name="source_5f_code"/>
      <text:p text:style-name="source_5f_code"><text:tab/>return 0; </text:p>
      <text:p text:style-name="source_5f_code">} </text:p>
      <text:p text:style-name="source_5f_code"/>
      <text:p text:style-name="source_5f_code"/>
      <text:p text:style-name="source_5f_code">==== kraj ===</text:p>
      <text:p text:style-name="source_5f_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/>
      <style:text-properties fo:font-size="7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1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6-13T00:15:55</dc:date>
    <dc:creator>bringout </dc:creator>
    <meta:editing-duration>PT12H15M14S</meta:editing-duration>
    <meta:editing-cycles>25</meta:editing-cycles>
    <meta:generator>OpenOffice.org/3.2$Unix OpenOffice.org_project/320m12$Build-9483</meta:generator>
    <meta:document-statistic meta:table-count="1" meta:image-count="0" meta:object-count="0" meta:page-count="15" meta:paragraph-count="445" meta:word-count="2853" meta:character-count="20903"/>
  </office:meta>
</office:document-meta>
</file>